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color="#000000" style:font-name="Times New Roman" fo:font-size="12pt" style:font-size-asian="10.5pt" style:font-size-complex="12pt"/>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style:font-name="Courier New" fo:font-style="normal" style:font-style-asian="normal" style:font-style-complex="normal"/>
    </style:style>
    <style:style style:name="P8" style:family="paragraph" style:parent-style-name="Standard">
      <style:text-properties fo:font-size="10pt" officeooo:paragraph-rsid="001f7491" style:font-size-asian="10pt" style:font-size-complex="10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0f8854" officeooo:paragraph-rsid="000f8854" style:font-style-asian="normal" style:font-style-complex="normal"/>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Standard" style:list-style-name="L4">
      <style:text-properties fo:font-style="normal" style:font-style-asian="normal" style:font-style-complex="normal"/>
    </style:style>
    <style:style style:name="P16" style:family="paragraph" style:parent-style-name="Standard" style:list-style-name="L12">
      <style:text-properties fo:font-style="normal" style:font-style-asian="normal" style:font-style-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list-style-name="L12">
      <style:text-properties fo:font-style="normal" fo:font-weight="normal" style:font-style-asian="normal" style:font-weight-asian="normal" style:font-style-complex="normal" style:font-weight-complex="normal"/>
    </style:style>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12"/>
    <style:style style:name="P22" style:family="paragraph" style:parent-style-name="Text_20_body">
      <style:text-properties fo:font-style="normal" style:font-style-asian="normal" style:font-style-complex="normal"/>
    </style:style>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6">
      <style:text-properties fo:font-style="normal" style:font-style-asian="normal" style:font-style-complex="normal"/>
    </style:style>
    <style:style style:name="P25" style:family="paragraph" style:parent-style-name="Text_20_body" style:list-style-name="L8">
      <style:text-properties fo:font-style="normal" officeooo:paragraph-rsid="000f8854" style:font-style-asian="normal" style:font-style-complex="normal"/>
    </style:style>
    <style:style style:name="P26" style:family="paragraph" style:parent-style-name="Text_20_body" style:list-style-name="L8">
      <style:text-properties fo:font-style="normal" officeooo:rsid="00108cf7" officeooo:paragraph-rsid="00108cf7" style:font-style-asian="normal" style:font-style-complex="normal"/>
    </style:style>
    <style:style style:name="P27" style:family="paragraph" style:parent-style-name="Text_20_body" style:list-style-name="L11">
      <style:text-properties fo:font-style="normal" style:font-style-asian="normal" style:font-style-complex="normal"/>
    </style:style>
    <style:style style:name="P28" style:family="paragraph" style:parent-style-name="Text_20_body" style:list-style-name="L13">
      <style:text-properties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5"/>
    <style:style style:name="P31" style:family="paragraph" style:parent-style-name="Text_20_body" style:list-style-name="L7"/>
    <style:style style:name="P32" style:family="paragraph" style:parent-style-name="Text_20_body">
      <style:text-properties fo:color="#000000" style:font-name="Times New Roman" fo:font-size="12pt" style:font-size-asian="10.5pt" style:font-size-complex="12pt"/>
    </style:style>
    <style:style style:name="P33" style:family="paragraph" style:parent-style-name="Text_20_body" style:list-style-name="L7">
      <style:text-properties fo:color="#000000" style:font-name="Times New Roman" fo:font-size="12pt" style:font-size-asian="10.5pt" style:font-size-complex="12pt"/>
    </style:style>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Heading_20_2">
      <style:text-properties fo:font-style="normal" style:font-style-asian="normal" style:font-style-complex="normal"/>
    </style:style>
    <style:style style:name="T1" style:family="text">
      <style:text-properties officeooo:rsid="000f8854"/>
    </style:style>
    <style:style style:name="T2" style:family="text">
      <style:text-properties fo:font-variant="normal" fo:text-transform="none" style:text-line-through-style="none" fo:letter-spacing="normal" fo:font-style="italic" style:text-underline-style="none" fo:font-weight="normal" officeooo:rsid="001541ee" style:text-blinking="false" style:font-style-asian="italic" style:font-style-complex="italic"/>
    </style:style>
    <style:style style:name="T3" style:family="text">
      <style:text-properties officeooo:rsid="001541ee"/>
    </style:style>
    <style:style style:name="T4" style:family="text">
      <style:text-properties officeooo:rsid="000f8854"/>
    </style:style>
    <style:style style:name="T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6" style:family="text">
      <style:text-properties fo:font-variant="normal" fo:text-transform="none" style:text-line-through-style="none" fo:letter-spacing="normal" fo:font-style="italic" style:text-underline-style="none" fo:font-weight="normal" officeooo:rsid="001541ee" style:text-blinking="false" style:font-style-asian="italic" style:font-style-complex="italic"/>
    </style:style>
    <style:style style:name="T7" style:family="text">
      <style:text-properties fo:font-variant="normal" fo:text-transform="none" style:text-line-through-style="none" fo:letter-spacing="normal" fo:font-style="normal" style:text-underline-style="none" fo:font-weight="normal" style:text-blinking="false"/>
    </style:style>
    <style:style style:name="T8"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9"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1" style:family="text">
      <style:text-properties officeooo:rsid="001541ee"/>
    </style:style>
    <style:style style:name="T12" style:family="text">
      <style:text-properties fo:font-style="italic" style:font-style-asian="italic" style:font-style-complex="italic"/>
    </style:style>
    <style:style style:name="T13" style:family="text">
      <style:text-properties fo:font-style="italic" officeooo:rsid="000f8854" style:font-style-asian="italic" style:font-style-complex="italic"/>
    </style:style>
    <style:style style:name="T14" style:family="text">
      <style:text-properties fo:font-style="italic" officeooo:rsid="001541ee" style:font-style-asian="italic" style:font-style-complex="italic"/>
    </style:style>
    <style:style style:name="T15" style:family="text">
      <style:text-properties fo:font-style="italic" officeooo:rsid="00188b3c" style:font-style-asian="italic" style:font-style-complex="italic"/>
    </style:style>
    <style:style style:name="T16" style:family="text">
      <style:text-properties fo:font-style="italic" officeooo:rsid="001f7491"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396b9" style:font-style-asian="normal" style:font-style-complex="normal"/>
    </style:style>
    <style:style style:name="T21" style:family="text">
      <style:text-properties fo:font-style="normal" officeooo:rsid="00224adc" style:font-style-asian="normal" style:font-style-complex="normal"/>
    </style:style>
    <style:style style:name="T22" style:family="text">
      <style:text-properties fo:font-style="normal" style:text-underline-style="none" officeooo:rsid="001f7491" style:font-style-asian="normal" style:font-style-complex="normal"/>
    </style:style>
    <style:style style:name="T23" style:family="text">
      <style:text-properties fo:font-style="normal" style:text-underline-style="solid" style:text-underline-width="auto" style:text-underline-color="font-color" fo:font-weight="bold" officeooo:rsid="001f7491" style:font-style-asian="normal" style:font-weight-asian="bold" style:font-style-complex="normal" style:font-weight-complex="bold"/>
    </style:style>
    <style:style style:name="T24" style:family="text">
      <style:text-properties style:font-name="Courier New"/>
    </style:style>
    <style:style style:name="T25" style:family="text">
      <style:text-properties style:text-underline-style="none"/>
    </style:style>
    <style:style style:name="T26" style:family="text">
      <style:text-properties fo:font-weight="bold"/>
    </style:style>
    <style:style style:name="T27" style:family="text">
      <style:text-properties fo:font-weight="normal" style:font-weight-asian="normal" style:font-weight-complex="normal"/>
    </style:style>
    <style:style style:name="T28" style:family="text">
      <style:text-properties officeooo:rsid="0012bd32"/>
    </style:style>
    <style:style style:name="T29" style:family="text">
      <style:text-properties officeooo:rsid="001ca393"/>
    </style:style>
    <style:style style:name="T30" style:family="text">
      <style:text-properties officeooo:rsid="001f749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46893248" text:id="ct46893248">
          <text:insertion>
            <office:change-info>
              <dc:creator>Unknown Author</dc:creator>
              <dc:date>2012-11-26T14:24:00</dc:date>
            </office:change-info>
          </text:insertion>
        </text:changed-region>
        <text:changed-region xml:id="ct46893680" text:id="ct46893680">
          <text:deletion>
            <office:change-info>
              <dc:creator>Unknown Author</dc:creator>
              <dc:date>2012-11-26T14:24:00</dc:date>
            </office:change-info>
            <text:p text:style-name="P1"><text:span text:style-name="T1">2</text:span></text:p>
          </text:deletion>
        </text:changed-region>
        <text:changed-region xml:id="ct46894832" text:id="ct46894832">
          <text:insertion>
            <office:change-info>
              <dc:creator>Maurice </dc:creator>
              <dc:date>2012-12-04T16:20:00</dc:date>
            </office:change-info>
          </text:insertion>
        </text:changed-region>
        <text:changed-region xml:id="ct46896176" text:id="ct46896176">
          <text:insertion>
            <office:change-info>
              <dc:creator>Maurice </dc:creator>
              <dc:date>2012-12-04T16:21:00</dc:date>
            </office:change-info>
          </text:insertion>
        </text:changed-region>
        <text:changed-region xml:id="ct46900496" text:id="ct46900496">
          <text:format-change>
            <office:change-info>
              <dc:creator>Unknown Author</dc:creator>
              <dc:date>2012-11-28T13:30:00</dc:date>
            </office:change-info>
          </text:format-change>
        </text:changed-region>
        <text:changed-region xml:id="ct46894304" text:id="ct46894304">
          <text:insertion>
            <office:change-info>
              <dc:creator>Maurice </dc:creator>
              <dc:date>2012-12-05T11:01:00</dc:date>
            </office:change-info>
          </text:insertion>
        </text:changed-region>
        <text:changed-region xml:id="ct46911536" text:id="ct46911536">
          <text:insertion>
            <office:change-info>
              <dc:creator>Maurice </dc:creator>
              <dc:date>2012-12-05T11:02:00</dc:date>
            </office:change-info>
          </text:insertion>
        </text:changed-region>
        <text:changed-region xml:id="ct46913008" text:id="ct46913008">
          <text:insertion>
            <office:change-info>
              <dc:creator>Maurice </dc:creator>
              <dc:date>2012-12-05T11:03:00</dc:date>
            </office:change-info>
          </text:insertion>
        </text:changed-region>
        <text:changed-region xml:id="ct46914288" text:id="ct46914288">
          <text:insertion>
            <office:change-info>
              <dc:creator>Maurice </dc:creator>
              <dc:date>2012-12-05T11:04:00</dc:date>
            </office:change-info>
          </text:insertion>
        </text:changed-region>
        <text:changed-region xml:id="ct46915632" text:id="ct46915632">
          <text:insertion>
            <office:change-info>
              <dc:creator>Maurice </dc:creator>
              <dc:date>2012-12-05T11:05:00</dc:date>
            </office:change-info>
          </text:insertion>
        </text:changed-region>
        <text:changed-region xml:id="ct46916800" text:id="ct46916800">
          <text:insertion>
            <office:change-info>
              <dc:creator>Maurice </dc:creator>
              <dc:date>2012-12-05T11:06:00</dc:date>
            </office:change-info>
          </text:insertion>
        </text:changed-region>
        <text:changed-region xml:id="ct46900208" text:id="ct46900208">
          <text:insertion>
            <office:change-info>
              <dc:creator>Unknown Author</dc:creator>
              <dc:date>2012-11-26T14:25:00</dc:date>
            </office:change-info>
          </text:insertion>
        </text:changed-region>
        <text:changed-region xml:id="ct46717456" text:id="ct46717456">
          <text:deletion>
            <office:change-info>
              <dc:creator>Unknown Author</dc:creator>
              <dc:date>2012-11-26T14:25:00</dc:date>
            </office:change-info>
            <text:p text:style-name="Text_20_body"><text:span text:style-name="T1"><text:s/>(latest)</text:span></text:p>
          </text:deletion>
        </text:changed-region>
        <text:changed-region xml:id="ct46919104" text:id="ct46919104">
          <text:insertion>
            <office:change-info>
              <dc:creator>Unknown Author</dc:creator>
              <dc:date>2012-11-28T13:29:00</dc:date>
            </office:change-info>
          </text:insertion>
        </text:changed-region>
        <text:changed-region xml:id="ct46949120" text:id="ct46949120">
          <text:insertion>
            <office:change-info>
              <dc:creator>Unknown Author</dc:creator>
              <dc:date>2012-11-28T09:57:00</dc:date>
            </office:change-info>
          </text:insertion>
        </text:changed-region>
        <text:changed-region xml:id="ct46949456" text:id="ct46949456">
          <text:deletion>
            <office:change-info>
              <dc:creator>Unknown Author</dc:creator>
              <dc:date>2012-11-28T09:57:00</dc:date>
            </office:change-info>
            <text:p text:style-name="P2"><text:span text:style-name="T2">b</text:span></text:p>
          </text:deletion>
        </text:changed-region>
        <text:changed-region xml:id="ct46958224" text:id="ct46958224">
          <text:insertion>
            <office:change-info>
              <dc:creator>Unknown Author</dc:creator>
              <dc:date>2012-11-26T14:26:00</dc:date>
            </office:change-info>
          </text:insertion>
        </text:changed-region>
        <text:changed-region xml:id="ct46974224" text:id="ct46974224">
          <text:insertion>
            <office:change-info>
              <dc:creator>Unknown Author</dc:creator>
              <dc:date>2012-11-27T17:09:00</dc:date>
            </office:change-info>
          </text:insertion>
        </text:changed-region>
        <text:changed-region xml:id="ct46973520" text:id="ct46973520">
          <text:insertion>
            <office:change-info>
              <dc:creator>Unknown Author</dc:creator>
              <dc:date>2012-11-27T17:10:00</dc:date>
            </office:change-info>
          </text:insertion>
        </text:changed-region>
        <text:changed-region xml:id="ct50208592" text:id="ct50208592">
          <text:insertion>
            <office:change-info>
              <dc:creator>Maurice </dc:creator>
              <dc:date>2012-12-06T12:26:00</dc:date>
            </office:change-info>
          </text:insertion>
        </text:changed-region>
        <text:changed-region xml:id="ct50208784" text:id="ct50208784">
          <text:insertion>
            <office:change-info>
              <dc:creator>Unknown Author</dc:creator>
              <dc:date>2012-11-27T17:10:00</dc:date>
            </office:change-info>
          </text:insertion>
        </text:changed-region>
        <text:changed-region xml:id="ct47026928" text:id="ct47026928">
          <text:insertion>
            <office:change-info>
              <dc:creator>Unknown Author</dc:creator>
              <dc:date>2012-11-28T09:53:00</dc:date>
            </office:change-info>
          </text:insertion>
        </text:changed-region>
        <text:changed-region xml:id="ct47027264" text:id="ct47027264">
          <text:deletion>
            <office:change-info>
              <dc:creator>Unknown Author</dc:creator>
              <dc:date>2012-11-28T09:53:00</dc:date>
            </office:change-info>
            <text:p text:style-name="P3"><text:tab/></text:p>
          </text:deletion>
        </text:changed-region>
        <text:changed-region xml:id="ct47030624" text:id="ct47030624">
          <text:insertion>
            <office:change-info>
              <dc:creator>Unknown Author</dc:creator>
              <dc:date>2012-11-28T09:56:00</dc:date>
            </office:change-info>
          </text:insertion>
        </text:changed-region>
        <text:changed-region xml:id="ct47030816" text:id="ct47030816">
          <text:deletion>
            <office:change-info>
              <dc:creator>Unknown Author</dc:creator>
              <dc:date>2012-11-28T09:56:00</dc:date>
            </office:change-info>
            <text:p text:style-name="P4"><text:span text:style-name="T3">S</text:span></text:p>
          </text:deletion>
        </text:changed-region>
        <text:changed-region xml:id="ct47061600" text:id="ct47061600">
          <text:deletion>
            <office:change-info>
              <dc:creator>Maurice </dc:creator>
              <dc:date>2012-11-29T17:13:00</dc:date>
            </office:change-info>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Introduction<text:tab/>1</text:p>
          <text:p text:style-name="P12">2 Setup and Configuration<text:tab/>1</text:p>
          <text:p text:style-name="P13">2.1 Installation<text:tab/>1</text:p>
          <text:p text:style-name="P13">2.2 JBoss Developer Studio Configuration<text:tab/>2</text:p>
          <text:p text:style-name="P11"><text:s/>JBoss Developer Studio 5<text:tab/>2</text:p>
          <text:p text:style-name="P13">2.3 Start the JBoss Enterprise SOA Platform<text:tab/>3</text:p>
          <text:p text:style-name="P13">2.4 Importing Rule Repository<text:tab/>4</text:p>
          <text:p text:style-name="P13">2.5 Deploying Demo Artifacts<text:tab/>4</text:p>
          <text:p text:style-name="P12">3 Running the Demo<text:tab/>4</text:p>
          <text:p text:style-name="P13">3.1 Endpoint Addresses<text:tab/>4</text:p>
          <text:p text:style-name="P13">3.2 Making the demo have different behavior<text:tab/>5</text:p>
        </text:index-body>
      </text:table-of-content>
      <text:p text:style-name="Standard"/>
      <text:h text:style-name="Heading_20_1" text:outline-level="1">Introduction</text:h>
      <text:p text:style-name="Standard">This is a demo to highlight some of the integration possibilities provided by the JBoss SOA Platform and JBoss Business Rules Management System products. This is an application setup guide for a Home Loan Demo. The setup will create a fully installed and configured SOA-P and BRMS environment so that you can demo the project. It will provide you with a JBoss Developer Studio projects for ESB, BPEL and CEP demos. Also provide is a repository that can be imported into BRMS BRM and demo the web tooling and asset manager BRM tooling.</text:p>
      <text:h text:style-name="Heading_20_1" text:outline-level="1">Setup and Configuration</text:h>
      <text:h text:style-name="Heading_20_2" text:outline-level="2">Installation</text:h>
      <text:p text:style-name="Text_20_body">You first need to extract the demo distribution zip (homeloan-integration-demo-1.0.zip) to a location of your choosing. <text:s/>Once extracted, you will have the following folder structure:</text:p>
      <text:list xml:id="list21147210901" text:style-name="L1">
        <text:list-item>
          <text:p text:style-name="P29">\homeloan-integration-demo</text:p>
          <text:list>
            <text:list-item>
              <text:p text:style-name="P29">\installs – Initially empty, but will contain the SOA-P and BRMS platform downloads.</text:p>
            </text:list-item>
            <text:list-item>
              <text:p text:style-name="P29">\projects – The three projects that comprise the demo.</text:p>
            </text:list-item>
            <text:list-item>
              <text:p text:style-name="P29">\support – Additional supporting files used by the demo.</text:p>
            </text:list-item>
            <text:list-item>
              <text:p text:style-name="P29">\target – Will be created by running init.sh. Contains the fully configured SOA-P and BRMS runtime server.</text:p>
            </text:list-item>
            <text:list-item>
              <text:p text:style-name="P29">init.sh – Script to install and configure the run time server environment.</text:p>
            </text:list-item>
            <text:list-item>
              <text:p text:style-name="P29">Quick Start Guide.odt – This document</text:p>
            </text:list-item>
          </text:list>
        </text:list-item>
      </text:list>
      <text:p text:style-name="Standard">Next, download SOA Platform and BRMS Platform from the Red Hat Customer Portal (<text:a xlink:type="simple" xlink:href="https://access.redhat.com/jbossnetwork">https://access.redhat.com/jbossnetwork</text:a>).</text:p>
      <text:p text:style-name="Standard"/>
      <text:p text:style-name="Standard">Download SOA Platform:</text:p>
      <text:list xml:id="list1209958314" text:style-name="L2">
        <text:list-item>
          <text:p text:style-name="P19">Under <text:span text:style-name="T12">JBoss Enterprise Platforms</text:span>, select the <text:span text:style-name="T12">SOA Platform</text:span><text:span text:style-name="T19"> product.</text:span></text:p>
        </text:list-item>
        <text:list-item>
          <text:p text:style-name="P19"><text:span text:style-name="T19">Select version </text:span><text:span text:style-name="T12">5.3.0 GA</text:span><text:span text:style-name="T19"> in the </text:span><text:span text:style-name="T12">Version</text:span><text:span text:style-name="T19"> field.</text:span></text:p>
        </text:list-item>
        <text:list-item>
          <text:p text:style-name="P19"><text:span text:style-name="T19">Download </text:span><text:span text:style-name="T12">SOA Platform 5.3.0</text:span></text:p>
        </text:list-item>
      </text:list>
      <text:p text:style-name="P1"><text:line-break/><text:soft-page-break/>Download BRMS Platform:</text:p>
      <text:list xml:id="list1933544283" text:style-name="L3">
        <text:list-item>
          <text:p text:style-name="P20">Under <text:span text:style-name="T12">JBoss Enterprise Platforms</text:span>, select the <text:span text:style-name="T12">BRMS Platform</text:span><text:span text:style-name="T19"> product.</text:span></text:p>
        </text:list-item>
        <text:list-item>
          <text:p text:style-name="P20"><text:span text:style-name="T19">Select version </text:span><text:span text:style-name="T12">5.3.0</text:span><text:span text:style-name="T19"> in the </text:span><text:span text:style-name="T12">Version</text:span><text:span text:style-name="T19"> field.</text:span></text:p>
        </text:list-item>
        <text:list-item>
          <text:p text:style-name="P20"><text:span text:style-name="T19">Download </text:span><text:span text:style-name="T12">JBoss BRMS 5.3.0<text:line-break/>(</text:span><text:span text:style-name="T19">Please note that this is the deployable distribution, not the standalone one.)</text:span></text:p>
        </text:list-item>
      </text:list>
      <text:p text:style-name="P1"/>
      <text:p text:style-name="P1">Now copy both files, <text:span text:style-name="T24">soa-p-5.3.0.GA.zip</text:span> and <text:span text:style-name="T24">brms-p-5.3.0.GA-deployable.zip</text:span>, to the homeloan-integration-demo's <text:span text:style-name="T12">installs</text:span> folder. Ensure that these files are executable by running:</text:p>
      <text:p text:style-name="P1"/>
      <text:p text:style-name="P7">$ chmod +x &lt;path-to-project&gt;/installs/brms-p-5.3.0.GA-deployable.zip</text:p>
      <text:p text:style-name="P7">$ chmod +x &lt;path-to-project&gt;/installs/soa-p-5.3.0.GA.zip</text:p>
      <text:p text:style-name="P1"/>
      <text:p text:style-name="P1"/>
      <text:p text:style-name="P1">Lastly, from the homeloan-demo folder, run the <text:span text:style-name="T12">init.sh</text:span> script:</text:p>
      <text:p text:style-name="P1"/>
      <text:p text:style-name="P7">$ ./init.sh</text:p>
      <text:p text:style-name="P7"/>
      <text:p text:style-name="P1">When the script completes you will have a new folder named <text:span text:style-name="T12">jboss-soa-p-5</text:span>, in the homeloan-integration-demo's <text:span text:style-name="T12">target</text:span> folder. The <text:span text:style-name="T12">jboss-soa-p-5</text:span> folder is a ready to run SOA Platform 5.<text:change-start text:change-id="ct46893248"/><text:span text:style-name="T1">3</text:span><text:change-end text:change-id="ct46893248"/><text:change text:change-id="ct46893680"/> server runtime with<text:change-start text:change-id="ct46894832"/> <text:span text:style-name="T29">the</text:span><text:change-end text:change-id="ct46894832"/><text:change-start text:change-id="ct46896176"/><text:span text:style-name="T29"> needed BRMS parts deployed into it and</text:span><text:change-end text:change-id="ct46896176"/> the following modifications made:</text:p>
      <text:list xml:id="list1384938951" text:style-name="L4">
        <text:list-item>
          <text:p text:style-name="P15">The <text:span text:style-name="T12">admin</text:span> account enabled (password is <text:span text:style-name="T12">admin</text:span>) in the <text:change-start text:change-id="ct46900496"/><text:span text:style-name="T12">soa-users.properties</text:span><text:change-end text:change-id="ct46900496"/> file in <text:span text:style-name="T12">homeloan-integration-demo/target/jboss-soa-p-5/jboss-as/server/default/conf/props</text:span></text:p>
        </text:list-item>
        <text:list-item>
          <text:p text:style-name="P15">Registered an additional RiftSaw event listener in the <text:span text:style-name="T12">bpel.properties</text:span> file (see <text:span text:style-name="T12">bpel.event.listeners</text:span>) located in <text:span text:style-name="T12">homeloan-integration-demo/target/jboss-soa-p-5/jboss-as/server/default/deploy/riftsaw.sar.</text:span></text:p>
        </text:list-item>
        <text:list-item>
          <text:p text:style-name="P15">Copied the custom RiftSaw event listener implementation jar file (<text:span text:style-name="T12">droolsfusion-eventlistener.jar</text:span>) to <text:span text:style-name="T12">homeloan-integration-demo/target/jboss-soa-p-5/jboss-as/server/default/deploy/riftsaw.sar/lib</text:span>.</text:p>
        </text:list-item>
        <text:list-item>
          <text:p text:style-name="P15">Deployed the <text:span text:style-name="T12">jboss-brms.war</text:span> (Business Rule Manager/Guvnor)<text:span text:style-name="T25"> to </text:span><text:span text:style-name="T17">homeloan-integration-demo/target/jboss-soa-p-5/jboss-as/server/default/deploy</text:span><text:span text:style-name="T25">. This eliminates the need to have two separate servers running.</text:span></text:p>
        </text:list-item>
      </text:list>
      <text:p text:style-name="P6"><text:change-start text:change-id="ct46894304"/></text:p>
      <text:p text:style-name="P8"><text:span text:style-name="T23">Caveat</text:span><text:span text:style-name="T22">: the script creates </text:span><text:change-end text:change-id="ct46894304"/><text:change-start text:change-id="ct46911536"/><text:span text:style-name="T22">an </text:span><text:span text:style-name="T12">inboundLoanApplications</text:span> <text:span text:style-name="T30">directory inside the </text:span><text:span text:style-name="T16">/tmp</text:span><text:span text:style-name="T30"> directory.</text:span><text:change-end text:change-id="ct46911536"/><text:change-start text:change-id="ct46913008"/><text:span text:style-name="T30"> When your machine reboots, the latter is cleared. So before you try to start an existing server as prepared during this setup after a reboot, be sure to manually recreate </text:span><text:change-end text:change-id="ct46913008"/><text:change-start text:change-id="ct46914288"/><text:span text:style-name="T30">that directory. Failing to do so will cause </text:span><text:change-end text:change-id="ct46914288"/><text:change-start text:change-id="ct46915632"/><text:span text:style-name="T30">a deployment error for “homeloan-origination-esb.esb”</text:span><text:change-end text:change-id="ct46915632"/><text:change-start text:change-id="ct46916800"/><text:span text:style-name="T30">.</text:span><text:change-end text:change-id="ct46916800"/></text:p>
      <text:h text:style-name="Heading_20_2" text:outline-level="2">JBoss Developer Studio Configuration</text:h>
      <text:p text:style-name="Text_20_body">You can run this demo with either of the following versions. </text:p>
      <text:h text:style-name="Heading_20_3" text:outline-level="3">JBoss Developer Studio 5</text:h>
      <text:p text:style-name="Text_20_body">In this section, you will configure JBoss Developer Studio. <text:s/>Specifically you will add the SOA Platform 5.3 server runtime environment and then import the three projects that make up the home loan integration demo.</text:p>
      <text:p text:style-name="Text_20_body">Important: It is assumed that you already have JBoss Developer Studio installed. This demo has been tested with JBoss Developer Studio 5<text:change-start text:change-id="ct46900208"/>.<text:span text:style-name="T1">0.</text:span><text:span text:style-name="T28">0</text:span><text:span text:style-name="T1">.GA</text:span><text:change-end text:change-id="ct46900208"/><text:change text:change-id="ct46717456"/>.</text:p>
      <text:p text:style-name="Text_20_body">Launch <text:s/>JBoss Developer Studio</text:p>
      <text:list xml:id="list1904318545" text:style-name="L5">
        <text:list-item>
          <text:p text:style-name="P30"><text:soft-page-break/>Either select or switch to a new workspace by pointing to the <text:span text:style-name="T12">homeloan-integ</text:span><text:change-start text:change-id="ct46919104"/><text:span text:style-name="T15">r</text:span><text:change-end text:change-id="ct46919104"/><text:span text:style-name="T12">ation-demo/projects</text:span><text:span text:style-name="T19"> folder.</text:span></text:p>
        </text:list-item>
        <text:list-item>
          <text:p text:style-name="P23">If the Welcome to JBoss Developer Studio screen appears, dismiss it by click the Workbench arrow in the upper right</text:p>
        </text:list-item>
      </text:list>
      <text:p text:style-name="P4">Fix for missing GEF dependency in SOA Tools update site</text:p>
      <text:list xml:id="list506503056" text:style-name="L6">
        <text:list-item>
          <text:p text:style-name="P24">Select <text:span text:style-name="T12">Help → Install New Software... </text:span>and add GEF update site <text:span text:style-name="T9">http://download.eclipse.org/tools/gef/updates/releases/ </text:span></text:p>
        </text:list-item>
        <text:list-item>
          <text:p text:style-name="P24"><text:span text:style-name="T10">Do not select any components</text:span><text:span text:style-name="T9">, move on to next step to install SOA tools update site and the needed dependencies for GEF will be automatically resolved. </text:span></text:p>
        </text:list-item>
      </text:list>
      <text:p text:style-name="P4">Install SOA tools for ESB and BRMS</text:p>
      <text:list xml:id="list312558192" text:style-name="L7">
        <text:list-item>
          <text:p text:style-name="P31"><text:span text:style-name="T19">Select </text:span><text:span text:style-name="T12">Help → Install New Software... </text:span><text:span text:style-name="T19">and add SOA Tools update site https://devstudio.jboss.com/updates/5.0/staging/soa-tooling/</text:span></text:p>
        </text:list-item>
        <text:list-item>
          <text:p text:style-name="P33"><text:span text:style-name="T7">Select </text:span><text:span text:style-name="T5">BRMS Tooling (all sub-menu items will be selected) </text:span><text:span text:style-name="T8">and </text:span><text:span text:style-name="T5">SOA-P Tooling </text:span><text:span text:style-name="T8">sub-menu item</text:span><text:span text:style-name="T5"> J</text:span><text:change-start text:change-id="ct46949120"/><text:span text:style-name="T2">B</text:span><text:change-end text:change-id="ct46949120"/><text:change text:change-id="ct46949456"/><text:span text:style-name="T5">oss ESB Tools </text:span><text:span text:style-name="T8">only proceed thru installation and <text:s/>restart JBoss Developer Studio to complete the installation.</text:span></text:p>
        </text:list-item>
      </text:list>
      <text:p text:style-name="P10"><text:change-start text:change-id="ct46958224"/>Alternatively:</text:p>
      <text:list xml:id="list844870344" text:style-name="L8">
        <text:list-item>
          <text:p text:style-name="P25"><text:span text:style-name="T1">Open the JBoss Central view (</text:span><text:span text:style-name="T13">Help → JBoss Central</text:span><text:span text:style-name="T1">), open the </text:span><text:span text:style-name="T13">Software/Update</text:span><text:span text:style-name="T1"> tab, check both the </text:span><text:span text:style-name="T13">SOA and Data Services Tooling</text:span><text:span text:style-name="T1"> and </text:span><text:span text:style-name="T13">Business Rules Tooling</text:span><text:span text:style-name="T1"> boxes and hit the Install button at the bottom.</text:span></text:p>
        </text:list-item>
        <text:list-item>
          <text:p text:style-name="P26">Follow the installation dialogue by accepting licenses and approving of warnings. Finally restart JBoss Developer Studio to complete the installation.</text:p>
        </text:list-item>
      </text:list>
      <text:p text:style-name="P4"><text:change-end text:change-id="ct46958224"/>Detect and add a SOA-P 5.3 runtime environment</text:p>
      <text:list xml:id="list1476261971" text:style-name="L9">
        <text:list-item>
          <text:p text:style-name="P34"><text:span text:style-name="T19">Select </text:span><text:span text:style-name="T12">Preferences</text:span><text:span text:style-name="T19"> from the </text:span><text:span text:style-name="T12">Window</text:span><text:span text:style-name="T19"> menu.</text:span></text:p>
        </text:list-item>
        <text:list-item>
          <text:p text:style-name="P34"><text:span text:style-name="T19">In the left hand side, expand </text:span><text:span text:style-name="T12">JBoss Tools</text:span><text:span text:style-name="T19"> and then select </text:span><text:span text:style-name="T12">JBoss Tool Runtime Detection</text:span></text:p>
        </text:list-item>
        <text:list-item>
          <text:p text:style-name="P34"><text:span text:style-name="T19">Select the Add button and navigate to the </text:span><text:span text:style-name="T12">homeloan-integration-demo/target</text:span><text:span text:style-name="T19"> folder, then select </text:span><text:span text:style-name="T12">OK</text:span><text:span text:style-name="T19">.</text:span></text:p>
        </text:list-item>
        <text:list-item>
          <text:p text:style-name="P34"><text:span text:style-name="T19">The SOA-P 5.3 runtime created earlier should have been found and selected</text:span><text:change-start text:change-id="ct46974224"/><text:span text:style-name="T19"> </text:span><text:span text:style-name="T20">(it will say 5.1 unde</text:span><text:change-end text:change-id="ct46974224"/><text:change-start text:change-id="ct46973520"/><text:span text:style-name="T20">r the version, though</text:span><text:change-end text:change-id="ct46973520"/><text:change-start text:change-id="ct50208592"/><text:span text:style-name="T20">, </text:span><text:span text:style-name="T21">but that refers to the underlying EAP version</text:span><text:change-end text:change-id="ct50208592"/><text:change-start text:change-id="ct50208784"/><text:span text:style-name="T20">)</text:span><text:change-end text:change-id="ct50208784"/><text:span text:style-name="T19">. <text:s/>If so, select </text:span><text:span text:style-name="T12">OK</text:span><text:span text:style-name="T19">.</text:span></text:p>
        </text:list-item>
        <text:list-item>
          <text:p text:style-name="P34"><text:span text:style-name="T19">Select </text:span><text:span text:style-name="T12">OK</text:span><text:span text:style-name="T19"> again to close the Preferences dialog window.</text:span></text:p>
        </text:list-item>
      </text:list>
      <text:p text:style-name="P4">Import Projects</text:p>
      <text:list xml:id="list1563325762" text:style-name="L10">
        <text:list-item>
          <text:p text:style-name="P35"><text:span text:style-name="T19">Select </text:span><text:span text:style-name="T12">Import...</text:span><text:span text:style-name="T19"> from the </text:span><text:span text:style-name="T12">File</text:span><text:span text:style-name="T19"> menu.</text:span></text:p>
        </text:list-item>
        <text:list-item>
          <text:p text:style-name="P35"><text:span text:style-name="T19">Expand the </text:span><text:span text:style-name="T12">General</text:span><text:span text:style-name="T19"> folder, and then select </text:span><text:span text:style-name="T12">Existing Projects into Workspace</text:span></text:p>
        </text:list-item>
        <text:list-item>
          <text:p text:style-name="P35"><text:span text:style-name="T19">Select the </text:span><text:span text:style-name="T12">Browse</text:span><text:span text:style-name="T19"> button to </text:span><text:span text:style-name="T12">Select root directory</text:span><text:span text:style-name="T19">, you should be in the </text:span><text:span text:style-name="T12">homeloan-integration-demo</text:span><text:span text:style-name="T19"> folder (if not, then navigate there) and then select </text:span><text:span text:style-name="T12">OK</text:span><text:span text:style-name="T19">.</text:span></text:p>
        </text:list-item>
        <text:list-item>
          <text:p text:style-name="P35"><text:span text:style-name="T19">Make sure the three projects (homeloan-orgination-bpel, homeloan-origination-cep, and homeload-origination-esb) and then select </text:span><text:span text:style-name="T12">Finish</text:span><text:span text:style-name="T19">.</text:span></text:p>
        </text:list-item>
        <text:list-item>
          <text:p text:style-name="P35"><text:span text:style-name="T19">The projects are now imported. Note that you might see the </text:span><text:span text:style-name="T12">Problems</text:span><text:span text:style-name="T19"> view report 4 errors. This is due to bad build path errors on two of the projects (marked with red exclamation points). </text:span></text:p>
        </text:list-item>
        <text:list-item>
          <text:p text:style-name="P35"><text:span text:style-name="T19">Fix errors by right-clicking on </text:span><text:span text:style-name="T12">homeloan-origination-cep</text:span><text:span text:style-name="T19"> project, select </text:span><text:span text:style-name="T12">Properties, </text:span><text:span text:style-name="T19">select </text:span><text:span text:style-name="T12">Java </text:span><text:soft-page-break/><text:span text:style-name="T12">Build Path, </text:span><text:span text:style-name="T19">select </text:span><text:span text:style-name="T12">Libraries </text:span><text:span text:style-name="T19">tab, select </text:span><text:span text:style-name="T12">JRE System Library</text:span><text:span text:style-name="T19"> marked with red star, click button </text:span><text:span text:style-name="T12">Edit...</text:span><text:span text:style-name="T19">, pop-up listing of JRE System Library appears, select </text:span><text:span text:style-name="T12">Workspace default JRE</text:span><text:span text:style-name="T19"> button and </text:span><text:span text:style-name="T12">Finish</text:span><text:span text:style-name="T19">. This project will rebuild and be fixed.</text:span></text:p>
        </text:list-item>
        <text:list-item>
          <text:p text:style-name="P35"><text:span text:style-name="T19">Fix errors in </text:span><text:span text:style-name="T12">homeloan-origination-esb</text:span><text:span text:style-name="T19"> project by following same process listed in previous step.</text:span></text:p>
        </text:list-item>
      </text:list>
      <text:h text:style-name="P40" text:outline-level="2">Start the JBoss Enterprise SOA Platform</text:h>
      <text:p text:style-name="P4">In this section, you will start the server from within JBoss Developer Studio.</text:p>
      <text:list xml:id="list1128784242" text:style-name="L11">
        <text:list-item>
          <text:p text:style-name="P27">Select the <text:span text:style-name="T12">Servers</text:span> view<text:line-break/>If it is currently not open, select <text:span text:style-name="T12">Show View --&gt; Other...</text:span> from the <text:span text:style-name="T12">Window</text:span> menu and search for the <text:span text:style-name="T12">Servers</text:span> view.</text:p>
        </text:list-item>
        <text:list-item>
          <text:p text:style-name="P27">You should see the <text:span text:style-name="T12">jboss-soa-p</text:span> server you created in section 2.2.</text:p>
        </text:list-item>
        <text:list-item>
          <text:p text:style-name="P27">Right click on <text:span text:style-name="T12">jboss-soa-p</text:span> and select Start from the pop-up menu. In a few moments your JBoss Enterprise SOA Platform will be running.</text:p>
        </text:list-item>
      </text:list>
      <text:h text:style-name="Heading_20_2" text:outline-level="2">Importing Rule Repository</text:h>
      <text:p text:style-name="Text_20_body">In this section, you will import all of the JBoss Enterprise BRMS artifacts into the Business Rules Manager (a.k.a. Guvnor).</text:p>
      <text:list xml:id="list126470437" text:style-name="L12">
        <text:list-item>
          <text:p text:style-name="P21">Open up your Web browser of choice and navigate to <text:a xlink:type="simple" xlink:href="http://localhost:8080/jboss-brms/"><text:span text:style-name="T12">http://localhost:8080/jboss-brms/</text:span></text:a> </text:p>
        </text:list-item>
        <text:list-item>
          <text:p text:style-name="P16">Use the default credentials of <text:span text:style-name="T12">admin</text:span>/<text:span text:style-name="T12">admin</text:span></text:p>
        </text:list-item>
        <text:list-item>
          <text:p text:style-name="P16">Upon logging in, you will see the following prompt<text:span text:style-name="T26">:<text:line-break/></text:span><text:span text:style-name="T26"><text:line-break/>This looks like a brand new repository.</text:span></text:p>
          <text:p text:style-name="P16"><text:span text:style-name="T26">Would you like to install a sample repository?<text:line-break/></text:span><text:span text:style-name="T27"><text:line-break/>Important: Please be sure to select </text:span><text:span text:style-name="T18">No thanks.</text:span></text:p>
        </text:list-item>
        <text:list-item>
          <text:p text:style-name="P18">Select the <text:span text:style-name="T12">Administration</text:span> section on the left hand side</text:p>
        </text:list-item>
        <text:list-item>
          <text:p text:style-name="P18">From the <text:span text:style-name="T12">Administration</text:span> list select <text:span text:style-name="T12">Import Export</text:span>. This will open the <text:span text:style-name="T12">Import Export</text:span> window.</text:p>
        </text:list-item>
        <text:list-item>
          <text:p text:style-name="P18">Now select <text:span text:style-name="T12">Browse...</text:span><text:change-start text:change-id="ct47026928"/><text:span text:style-name="T12"> </text:span><text:span text:style-name="T3">(or </text:span><text:span text:style-name="T14">Choose File</text:span><text:span text:style-name="T3">)</text:span><text:change-end text:change-id="ct47026928"/> <text:change text:change-id="ct47027264"/>and navigate to <text:span text:style-name="T12">homeloan-integration-demo/support</text:span> folder and select the <text:span text:style-name="T12">repository_export.xml</text:span> file.</text:p>
        </text:list-item>
        <text:list-item>
          <text:p text:style-name="P18">Lastly, select the <text:span text:style-name="T12">Import</text:span> button. <text:s/>Select <text:span text:style-name="T12">OK</text:span> to confirm that you want to import the artifacts.</text:p>
        </text:list-item>
      </text:list>
      <text:h text:style-name="Heading_20_2" text:outline-level="2">Deploying Demo Artifacts</text:h>
      <text:p text:style-name="Text_20_body">The last bit of set-up involves deploying the projects you previously imported.</text:p>
      <text:list xml:id="list1688322877" text:style-name="L13">
        <text:list-item>
          <text:p text:style-name="P28"><text:change-start text:change-id="ct47030624"/><text:span text:style-name="T3">In JBoss Developer Studio, s</text:span><text:change-end text:change-id="ct47030624"/><text:change text:change-id="ct47030816"/>elect the <text:span text:style-name="T12">Servers</text:span> view<text:line-break/>If it is currently not open, select <text:span text:style-name="T12">Show View --&gt; Other...</text:span> from the <text:span text:style-name="T12">Window</text:span> menu and search for the <text:span text:style-name="T12">Servers</text:span> view.</text:p>
        </text:list-item>
        <text:list-item>
          <text:p text:style-name="P36"><text:span text:style-name="T19">Right click on </text:span><text:span text:style-name="T12">jboss-soa-p</text:span><text:span text:style-name="T19"> and select </text:span><text:span text:style-name="T12">Add and Remove...</text:span><text:span text:style-name="T19"> from the pop-up menu. <text:s/>This will open </text:span><text:span text:style-name="T19">the </text:span><text:span text:style-name="T12">Add and Remove</text:span><text:span text:style-name="T19"> dialog.</text:span></text:p>
        </text:list-item>
        <text:list-item>
          <text:p text:style-name="P36"><text:span text:style-name="T19">Select the </text:span><text:span text:style-name="T12">Add All &gt;&gt;</text:span><text:span text:style-name="T19"> button to add the three projects to the </text:span><text:span text:style-name="T12">Configured</text:span><text:span text:style-name="T19"> section. Should a project not be listed, then just right-click on it and mark it as </text:span><text:span text:style-name="T12">Deployable.</text:span></text:p>
        </text:list-item>
        <text:list-item>
          <text:p text:style-name="P36"><text:span text:style-name="T19">Now select </text:span><text:span text:style-name="T12">Finish</text:span><text:span text:style-name="T19"> to deploy the three projects the JBoss Enterprise SOA Platform</text:span></text:p>
        </text:list-item>
      </text:list>
      <text:p text:style-name="P4"><text:soft-page-break/>That is it!! <text:s/>You have successfully installed and configured the Home Loan Integration demo application.</text:p>
      <text:h text:style-name="Heading_20_1" text:outline-level="1">Running the Demo</text:h>
      <text:h text:style-name="Heading_20_2" text:outline-level="2">Endpoint Addresses</text:h>
      <text:p text:style-name="Text_20_body">When the demo is fully deployed, three Web service endpoints are published. </text:p>
      <text:list xml:id="list1944168119" text:style-name="L14">
        <text:list-item>
          <text:p text:style-name="P37"><text:a xlink:type="simple" xlink:href="http://localhost:8080/JBHomeLoans/HomeLoanPreQualification">http://localhost:8080/JBHomeLoans/HomeLoanPreQualification</text:a></text:p>
          <text:list>
            <text:list-item>
              <text:p text:style-name="P37">This endpoint to start a new pre-qualification process via a SOAP Web service and is one of the primary ways to start the demo. <text:s/>There is a sample SOAP message in the <text:span text:style-name="T12">homeloan-origination-esb</text:span><text:span text:style-name="T19"> project. <text:s/>The file is names </text:span><text:span text:style-name="T12">AddApplicationSOAPRequest.xml</text:span><text:span text:style-name="T19"> and is located in the </text:span><text:span text:style-name="T12">esbcontent/resources/sampleMessages</text:span><text:span text:style-name="T19"> folder.</text:span></text:p>
            </text:list-item>
          </text:list>
        </text:list-item>
        <text:list-item>
          <text:p text:style-name="P37"><text:a xlink:type="simple" xlink:href="http://localhost:8080/homeloan-origination-esb/ebws/homeloan-origination-demo/PreQualDecisionService">http://localhost:8080/homeloan-origination-esb/ebws/homeloan-origination-demo/PreQualDecisionService</text:a></text:p>
          <text:list>
            <text:list-item>
              <text:p text:style-name="P37">This endpoint is an ESB Web Service (EBWS) and exposes the BRMS knowledge base as a decision service. <text:s/>It is used by the BPEL process but can be called independently if you are just showing the BRMS capabilities. <text:s/>There is a sample SOAP message in the <text:span text:style-name="T12">homeloan-origination-esb</text:span><text:span text:style-name="T19"> project. <text:s/>The file is names </text:span><text:span text:style-name="T12">PreQualificationDecisionRequest.xml</text:span><text:span text:style-name="T19"> and is located in the </text:span><text:span text:style-name="T12">esbcontent/resources/sampleMessages</text:span><text:span text:style-name="T19"> folder.</text:span></text:p>
            </text:list-item>
          </text:list>
        </text:list-item>
        <text:list-item>
          <text:p text:style-name="P37"><text:a xlink:type="simple" xlink:href="http://localhost:8080/JBHomeLoans/CreditReport">http://localhost:8080/JBHomeLoans/CreditReport</text:a></text:p>
          <text:list>
            <text:list-item>
              <text:p text:style-name="P37">This is another BPEL process, named <text:span text:style-name="T12">CreditReportProcess.bpel</text:span><text:span text:style-name="T19">. <text:s/>It is used by </text:span><text:span text:style-name="T12">HomeLoanPreQualification.bpel</text:span><text:span text:style-name="T19"> to simulate obtaining a credit report from an outside credit agency. <text:s/>There is no reason to call this directly and as such there is no defined sample message for this service.</text:span></text:p>
            </text:list-item>
          </text:list>
        </text:list-item>
      </text:list>
      <text:p text:style-name="P4"/>
      <text:p text:style-name="Text_20_body">There is also a file-based listener endpoint used to receive new pre-qualification applications via the file system.</text:p>
      <text:list xml:id="list1744563857" text:style-name="L15">
        <text:list-item>
          <text:p text:style-name="P38">/tmp/inboundLoanApplications</text:p>
          <text:list>
            <text:list-item>
              <text:p text:style-name="P38">Saving a file with a <text:span text:style-name="T12">.loan</text:span><text:span text:style-name="T19"> extension to this folder will trigger the ESB listener to start a new loan application process. <text:s/>This is similar to the Web service defined above, but using a file location instead of a URL endpoint. <text:s/>There is a sample SOAP message in the </text:span><text:span text:style-name="T12">homeloan-origination-esb</text:span><text:span text:style-name="T19"> project. <text:s/>The file is names </text:span><text:span text:style-name="T12">AddApplicationFileRequest.xml</text:span><text:span text:style-name="T19"> and is located in the </text:span><text:span text:style-name="T12">esbcontent/resources/sampleMessages</text:span><text:span text:style-name="T19"> folder. Results should be a text file </text:span><text:span text:style-name="T12">PreApprovalResponse.txt</text:span><text:span text:style-name="T19"> with an xml reply filled with results data.</text:span></text:p>
            </text:list-item>
          </text:list>
        </text:list-item>
      </text:list>
      <text:h text:style-name="Heading_20_2" text:outline-level="2">Making the demo have different behavior</text:h>
      <text:p text:style-name="Text_20_body">There are a few pieces of data in the message which cause the demo application to behave differently.</text:p>
      <text:list xml:id="list593579021" text:style-name="L16">
        <text:list-item>
          <text:p text:style-name="P39">Applicant's Social Security Number.</text:p>
          <text:list>
            <text:list-item>
              <text:p text:style-name="P39">The first three digits of the applicant's social security number determines their credit score . For Example, if the social security number is 720-55-1234 then they will have a credit score <text:soft-page-break/>of 720 returned from the credit agency. <text:s/>This is used in the Credit Score Range decision table and normally results in the loan either being approved or not being approved.</text:p>
            </text:list-item>
            <text:list-item>
              <text:p text:style-name="P39">Also, if the credit score is an odd number, it will add a one second delay to completing the pre-qualification process. <text:s/>This is useful when demoing the complex event processing scenario as the extra time will cause this process to typically exceed the threshold and cause an SLA violation to be printed on the console</text:p>
            </text:list-item>
          </text:list>
        </text:list-item>
        <text:list-item>
          <text:p text:style-name="P39">Other data in determining the outcome of the pre-qualification process include the loan amount, the deposit amount, if the applicant is self-employed or not, and the length of the loan. Take a look at the Pricing loans decision table to see how this impacts the loan decisions.</text:p>
        </text:list-item>
      </text:list>
      <text:p text:style-name="Text_20_body"><text:change text:change-id="ct47061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12-06T13:49:13</dc:date>
    <meta:editing-duration>P3DT4H32M14S</meta:editing-duration>
    <meta:editing-cycles>49</meta:editing-cycles>
    <meta:generator>LibreOffice/3.6$Linux_X86_64 LibreOffice_project/360m1$Build-2</meta:generator>
    <dc:creator>Maurice </dc:creator>
    <meta:document-statistic meta:table-count="0" meta:image-count="0" meta:object-count="0" meta:page-count="6" meta:paragraph-count="120" meta:word-count="1881" meta:character-count="12439" meta:non-whitespace-character-count="10720"/>
  </office:meta>
</office:document-meta>
</file>